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andos Básicos de SQL con Ejemplos</text:h>
      <text:p text:style-name="Text_20_body">A continuación se describen los comandos básicos de SQL, incluyendo la creación de bases de datos y tablas, las operaciones de manipulación de datos, y el uso de diferentes tipos de JOIN. Cada comando incluye un ejemplo para facilitar su comprensión.</text:p>
      <text:p text:style-name="Horizontal_20_Line"/>
      <text:h text:style-name="Heading_20_2" text:outline-level="2">1. Creación de Bases de Datos y Tablas</text:h>
      <text:h text:style-name="Heading_20_3" text:outline-level="3">Crear una base de datos</text:h>
      <text:p text:style-name="P1"><text:span text:style-name="Source_20_Text">CREATE DATABASE MiBaseDeDatos;</text:span></text:p>
      <text:p text:style-name="Text_20_body">Este comando crea una nueva base de datos llamada "MiBaseDeDatos".</text:p>
      <text:h text:style-name="Heading_20_3" text:outline-level="3">Usar una base de datos</text:h>
      <text:p text:style-name="P1"><text:span text:style-name="Source_20_Text">USE MiBaseDeDatos;</text:span></text:p>
      <text:p text:style-name="Text_20_body">Este comando selecciona la base de datos para trabajar en ella.</text:p>
      <text:h text:style-name="Heading_20_3" text:outline-level="3">Crear una tabla</text:h>
      <text:p text:style-name="Preformatted_20_Text"><text:span text:style-name="Source_20_Text">CREATE TABLE Usuarios (</text:span></text:p>
      <text:p text:style-name="Preformatted_20_Text"><text:span text:style-name="Source_20_Text"><text:s text:c="4"/>ID INT PRIMARY KEY AUTO_INCREMENT,</text:span></text:p>
      <text:p text:style-name="Preformatted_20_Text"><text:span text:style-name="Source_20_Text"><text:s text:c="4"/>Nombre VARCHAR(100),</text:span></text:p>
      <text:p text:style-name="Preformatted_20_Text"><text:span text:style-name="Source_20_Text"><text:s text:c="4"/>Email VARCHAR(100),</text:span></text:p>
      <text:p text:style-name="Preformatted_20_Text"><text:span text:style-name="Source_20_Text"><text:s text:c="4"/>FechaRegistro DATE</text:span></text:p>
      <text:p text:style-name="P1"><text:span text:style-name="Source_20_Text">);</text:span></text:p>
      <text:p text:style-name="Text_20_body">Este comando crea una tabla llamada "Usuarios" con cuatro columnas: ID, Nombre, Email y FechaRegistro.</text:p>
      <text:p text:style-name="Horizontal_20_Line"/>
      <text:h text:style-name="Heading_20_2" text:outline-level="2">2. Manipulación de Datos (DML)</text:h>
      <text:h text:style-name="Heading_20_3" text:outline-level="3">Insertar datos en una tabla</text:h>
      <text:p text:style-name="Preformatted_20_Text"><text:span text:style-name="Source_20_Text">INSERT INTO Usuarios (Nombre, Email, FechaRegistro)</text:span></text:p>
      <text:p text:style-name="P1"><text:span text:style-name="Source_20_Text">VALUES ('Juan Perez', 'juan.perez@example.com', '2025-01-17');</text:span></text:p>
      <text:p text:style-name="Text_20_body">Este comando inserta un nuevo registro en la tabla "Usuarios".</text:p>
      <text:h text:style-name="Heading_20_3" text:outline-level="3">Seleccionar datos de una tabla</text:h>
      <text:p text:style-name="P1"><text:span text:style-name="Source_20_Text">SELECT * FROM Usuarios;</text:span></text:p>
      <text:p text:style-name="Text_20_body">Este comando selecciona todos los datos de la tabla "Usuarios".</text:p>
      <text:h text:style-name="Heading_20_3" text:outline-level="3">Actualizar datos en una tabla</text:h>
      <text:p text:style-name="Preformatted_20_Text"><text:span text:style-name="Source_20_Text">UPDATE Usuarios</text:span></text:p>
      <text:p text:style-name="Preformatted_20_Text"><text:soft-page-break/><text:span text:style-name="Source_20_Text">SET Email = 'juan.nuevo@example.com'</text:span></text:p>
      <text:p text:style-name="P1"><text:span text:style-name="Source_20_Text">WHERE ID = 1;</text:span></text:p>
      <text:p text:style-name="Text_20_body">Este comando actualiza el email del usuario con ID 1.</text:p>
      <text:h text:style-name="Heading_20_3" text:outline-level="3">Eliminar datos de una tabla</text:h>
      <text:p text:style-name="Preformatted_20_Text"><text:span text:style-name="Source_20_Text">DELETE FROM Usuarios</text:span></text:p>
      <text:p text:style-name="P1"><text:span text:style-name="Source_20_Text">WHERE ID = 1;</text:span></text:p>
      <text:p text:style-name="Text_20_body">Este comando elimina el registro del usuario con ID 1.</text:p>
      <text:p text:style-name="Horizontal_20_Line"/>
      <text:h text:style-name="Heading_20_2" text:outline-level="2">3. Tipos de JOIN</text:h>
      <text:h text:style-name="Heading_20_3" text:outline-level="3">INNER JOIN</text:h>
      <text:p text:style-name="Preformatted_20_Text"><text:span text:style-name="Source_20_Text">SELECT Usuarios.Nombre, Pedidos.Producto</text:span></text:p>
      <text:p text:style-name="Preformatted_20_Text"><text:span text:style-name="Source_20_Text">FROM Usuarios</text:span></text:p>
      <text:p text:style-name="P1"><text:span text:style-name="Source_20_Text">INNER JOIN Pedidos ON Usuarios.ID = Pedidos.UsuarioID;</text:span></text:p>
      <text:p text:style-name="Text_20_body">Este comando combina registros de "Usuarios" y "Pedidos" donde exista una coincidencia en "UsuarioID".</text:p>
      <text:h text:style-name="Heading_20_3" text:outline-level="3">LEFT JOIN</text:h>
      <text:p text:style-name="Preformatted_20_Text"><text:span text:style-name="Source_20_Text">SELECT Usuarios.Nombre, Pedidos.Producto</text:span></text:p>
      <text:p text:style-name="Preformatted_20_Text"><text:span text:style-name="Source_20_Text">FROM Usuarios</text:span></text:p>
      <text:p text:style-name="P1"><text:span text:style-name="Source_20_Text">LEFT JOIN Pedidos ON Usuarios.ID = Pedidos.UsuarioID;</text:span></text:p>
      <text:p text:style-name="Text_20_body">Este comando devuelve todos los registros de "Usuarios" y las coincidencias en "Pedidos". Si no hay coincidencia, se muestra NULL. <text:span text:style-name="Strong_20_Emphasis">Ejemplo</text:span>: Si "Usuarios" tiene un registro con ID = 1 y no hay coincidencia en "Pedidos", el resultado incluirá el usuario con NULL en la columna "Producto".</text:p>
      <text:h text:style-name="Heading_20_3" text:outline-level="3">RIGHT JOIN</text:h>
      <text:p text:style-name="Preformatted_20_Text"><text:span text:style-name="Source_20_Text">SELECT Usuarios.Nombre, Pedidos.Producto</text:span></text:p>
      <text:p text:style-name="Preformatted_20_Text"><text:span text:style-name="Source_20_Text">FROM Usuarios</text:span></text:p>
      <text:p text:style-name="P1"><text:span text:style-name="Source_20_Text">RIGHT JOIN Pedidos ON Usuarios.ID = Pedidos.UsuarioID;</text:span></text:p>
      <text:p text:style-name="Text_20_body">Este comando devuelve todos los registros de "Pedidos" y las coincidencias en "Usuarios". Si no hay coincidencia, se muestra NULL. <text:span text:style-name="Strong_20_Emphasis">Ejemplo</text:span>: Si "Pedidos" tiene un registro con UsuarioID = 2 y no hay coincidencia en "Usuarios", el resultado incluirá el pedido con NULL en la columna "Nombre".</text:p>
      <text:h text:style-name="Heading_20_3" text:outline-level="3">FULL OUTER JOIN</text:h>
      <text:p text:style-name="Preformatted_20_Text"><text:span text:style-name="Source_20_Text">SELECT Usuarios.Nombre, Pedidos.Producto</text:span></text:p>
      <text:p text:style-name="Preformatted_20_Text"><text:span text:style-name="Source_20_Text">FROM Usuarios</text:span></text:p>
      <text:p text:style-name="P1"><text:span text:style-name="Source_20_Text">FULL OUTER JOIN Pedidos ON Usuarios.ID = Pedidos.UsuarioID;</text:span></text:p>
      <text:p text:style-name="Text_20_body">Este comando devuelve todos los registros de ambas tablas, combinando las coincidencias. Si no hay coincidencia, se muestra NULL.</text:p>
      <text:p text:style-name="Horizontal_20_Line"/>
      <text:h text:style-name="Heading_20_2" text:outline-level="2"><text:soft-page-break/>4. Ordenar Resultados (ORDER BY)</text:h>
      <text:h text:style-name="Heading_20_3" text:outline-level="3">Ordenar de forma ascendente</text:h>
      <text:p text:style-name="Preformatted_20_Text"><text:span text:style-name="Source_20_Text">SELECT * FROM Usuarios</text:span></text:p>
      <text:p text:style-name="P1"><text:span text:style-name="Source_20_Text">ORDER BY Nombre ASC;</text:span></text:p>
      <text:p text:style-name="Text_20_body">Este comando ordena los resultados por el nombre en orden ascendente (A-Z).</text:p>
      <text:h text:style-name="Heading_20_3" text:outline-level="3">Ordenar de forma descendente</text:h>
      <text:p text:style-name="Preformatted_20_Text"><text:span text:style-name="Source_20_Text">SELECT * FROM Usuarios</text:span></text:p>
      <text:p text:style-name="P1"><text:span text:style-name="Source_20_Text">ORDER BY FechaRegistro DESC;</text:span></text:p>
      <text:p text:style-name="Text_20_body">Este comando ordena los resultados por la fecha de registro en orden descendente (más reciente primero).</text:p>
      <text:h text:style-name="Heading_20_3" text:outline-level="3">Ordenar por múltiples columnas</text:h>
      <text:p text:style-name="Preformatted_20_Text"><text:span text:style-name="Source_20_Text">SELECT * FROM Usuarios</text:span></text:p>
      <text:p text:style-name="P1"><text:span text:style-name="Source_20_Text">ORDER BY FechaRegistro DESC, Nombre ASC;</text:span></text:p>
      <text:p text:style-name="Text_20_body">Este comando ordena los resultados primero por fecha de registro (descendente) y luego por nombre (ascendente) en caso de empate.</text:p>
      <text:p text:style-name="Horizontal_20_Line"/>
      <text:h text:style-name="Heading_20_2" text:outline-level="2">5. Agrupación de Resultados (GROUP BY)</text:h>
      <text:h text:style-name="Heading_20_3" text:outline-level="3">Funcionamiento de GROUP BY</text:h>
      <text:p text:style-name="Text_20_body">El comando <text:span text:style-name="Source_20_Text">GROUP BY</text:span> se utiliza para agrupar filas que tienen valores similares en columnas especificadas. Comúnmente se usa junto con funciones agregadas como <text:span text:style-name="Source_20_Text">COUNT</text:span>, <text:span text:style-name="Source_20_Text">SUM</text:span>, <text:span text:style-name="Source_20_Text">AVG</text:span>, <text:span text:style-name="Source_20_Text">MAX</text:span>, y <text:span text:style-name="Source_20_Text">MIN</text:span>.</text:p>
      <text:h text:style-name="Heading_20_3" text:outline-level="3">Ejemplo básico de GROUP BY</text:h>
      <text:p text:style-name="Preformatted_20_Text"><text:span text:style-name="Source_20_Text">SELECT FechaRegistro, COUNT(*) AS TotalUsuarios</text:span></text:p>
      <text:p text:style-name="Preformatted_20_Text"><text:span text:style-name="Source_20_Text">FROM Usuarios</text:span></text:p>
      <text:p text:style-name="P1"><text:span text:style-name="Source_20_Text">GROUP BY FechaRegistro;</text:span></text:p>
      <text:p text:style-name="Text_20_body">Este comando agrupa los usuarios por la fecha de registro y cuenta cuántos usuarios se registraron en cada fecha.</text:p>
      <text:h text:style-name="Heading_20_3" text:outline-level="3">Agrupación por más de una columna</text:h>
      <text:p text:style-name="Preformatted_20_Text"><text:span text:style-name="Source_20_Text">SELECT Nombre, FechaRegistro, COUNT(*) AS Total</text:span></text:p>
      <text:p text:style-name="Preformatted_20_Text"><text:span text:style-name="Source_20_Text">FROM Usuarios</text:span></text:p>
      <text:p text:style-name="P1"><text:span text:style-name="Source_20_Text">GROUP BY Nombre, FechaRegistro;</text:span></text:p>
      <text:p text:style-name="Text_20_body">Este comando agrupa los usuarios por su nombre y fecha de registro, mostrando cuántas veces aparece cada combinación.</text:p>
      <text:p text:style-name="Horizontal_20_Line"/>
      <text:h text:style-name="Heading_20_2" text:outline-level="2"><text:soft-page-break/>6. Filtros con HAVING</text:h>
      <text:p text:style-name="Text_20_body">El comando <text:span text:style-name="Source_20_Text">HAVING</text:span> se utiliza para filtrar grupos de datos después de aplicar <text:span text:style-name="Source_20_Text">GROUP BY</text:span>. Es similar a <text:span text:style-name="Source_20_Text">WHERE</text:span>, pero opera sobre resultados agrupados.</text:p>
      <text:h text:style-name="Heading_20_3" text:outline-level="3">Ejemplo con COUNT</text:h>
      <text:p text:style-name="Preformatted_20_Text"><text:span text:style-name="Source_20_Text">SELECT FechaRegistro, COUNT(*) AS TotalUsuarios</text:span></text:p>
      <text:p text:style-name="Preformatted_20_Text"><text:span text:style-name="Source_20_Text">FROM Usuarios</text:span></text:p>
      <text:p text:style-name="Preformatted_20_Text"><text:span text:style-name="Source_20_Text">GROUP BY FechaRegistro</text:span></text:p>
      <text:p text:style-name="P1"><text:span text:style-name="Source_20_Text">HAVING COUNT(*) &gt; 1;</text:span></text:p>
      <text:p text:style-name="Text_20_body">Este comando muestra las fechas en las que más de un usuario se registró.</text:p>
      <text:h text:style-name="Heading_20_3" text:outline-level="3">Ejemplo con MAX</text:h>
      <text:p text:style-name="Preformatted_20_Text"><text:span text:style-name="Source_20_Text">SELECT FechaRegistro, MAX(ID) AS IDMaximo</text:span></text:p>
      <text:p text:style-name="Preformatted_20_Text"><text:span text:style-name="Source_20_Text">FROM Usuarios</text:span></text:p>
      <text:p text:style-name="Preformatted_20_Text"><text:span text:style-name="Source_20_Text">GROUP BY FechaRegistro</text:span></text:p>
      <text:p text:style-name="P1"><text:span text:style-name="Source_20_Text">HAVING MAX(ID) &gt; 10;</text:span></text:p>
      <text:p text:style-name="Text_20_body">Este comando muestra las fechas de registro donde el ID más alto es mayor que 10.</text:p>
      <text:h text:style-name="Heading_20_3" text:outline-level="3">Ejemplo con MIN</text:h>
      <text:p text:style-name="Preformatted_20_Text"><text:span text:style-name="Source_20_Text">SELECT FechaRegistro, MIN(ID) AS IDMinimo</text:span></text:p>
      <text:p text:style-name="Preformatted_20_Text"><text:span text:style-name="Source_20_Text">FROM Usuarios</text:span></text:p>
      <text:p text:style-name="Preformatted_20_Text"><text:span text:style-name="Source_20_Text">GROUP BY FechaRegistro</text:span></text:p>
      <text:p text:style-name="P1"><text:span text:style-name="Source_20_Text">HAVING MIN(ID) &lt; 5;</text:span></text:p>
      <text:p text:style-name="Text_20_body">Este comando muestra las fechas de registro donde el ID más bajo es menor que 5.</text:p>
      <text:h text:style-name="Heading_20_3" text:outline-level="3">Ejemplo con AVG</text:h>
      <text:p text:style-name="Preformatted_20_Text"><text:span text:style-name="Source_20_Text">SELECT FechaRegistro, AVG(ID) AS PromedioID</text:span></text:p>
      <text:p text:style-name="Preformatted_20_Text"><text:span text:style-name="Source_20_Text">FROM Usuarios</text:span></text:p>
      <text:p text:style-name="Preformatted_20_Text"><text:span text:style-name="Source_20_Text">GROUP BY FechaRegistro</text:span></text:p>
      <text:p text:style-name="P1"><text:span text:style-name="Source_20_Text">HAVING AVG(ID) &gt; 10;</text:span></text:p>
      <text:p text:style-name="Text_20_body">Este comando muestra las fechas de registro donde el promedio de los IDs es mayor que 10.</text:p>
      <text:p text:style-name="Horizontal_20_Line"/>
      <text:p text:style-name="Text_20_body">Este documento cubre los comandos esenciales para trabajar con SQL, incluyendo ejemplos prácticos de cada uno. Si necesitas información adicional o ejemplos más avanzados, no dudes en pedirl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01:23:52.897000000</meta:creation-date>
    <dc:date>2025-01-17T01:24:42.505000000</dc:date>
    <meta:editing-duration>PT52S</meta:editing-duration>
    <meta:editing-cycles>1</meta:editing-cycles>
    <meta:document-statistic meta:table-count="0" meta:image-count="0" meta:object-count="0" meta:page-count="4" meta:paragraph-count="108" meta:word-count="799" meta:character-count="5129" meta:non-whitespace-character-count="4422"/>
    <meta:generator>LibreOffice/24.2.2.2$Windows_X86_64 LibreOffice_project/d56cc158d8a96260b836f100ef4b4ef25d6f1a01</meta:generator>
  </office:meta>
</office:document-meta>
</file>